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8400000143662A3212.eps" manifest:media-type=""/>
  <manifest:file-entry manifest:full-path="Pictures/20000001000001FC000000D8B52C1107.svm" manifest:media-type=""/>
  <manifest:file-entry manifest:full-path="Pictures/20000001000001C5000001297EDC5AA2.svm" manifest:media-type=""/>
  <manifest:file-entry manifest:full-path="Pictures/20000001000002FD000000F20A749B54.svm" manifest:media-type=""/>
  <manifest:file-entry manifest:full-path="Pictures/200000010000017D00000142CF7A6707.svm" manifest:media-type=""/>
  <manifest:file-entry manifest:full-path="Pictures/20000001000001CD00000129C34F72FC.svm" manifest:media-type=""/>
  <manifest:file-entry manifest:full-path="Pictures/20000001000001FC000000D48E816588.svm" manifest:media-type=""/>
  <manifest:file-entry manifest:full-path="Pictures/20000001000001F3000000D8D17F320E.svm" manifest:media-type=""/>
  <manifest:file-entry manifest:full-path="Pictures/200000010000018500000142AEA88071.svm" manifest:media-type=""/>
  <manifest:file-entry manifest:full-path="Pictures/20000001000001CD00000124D88972FA.svm" manifest:media-type=""/>
  <manifest:file-entry manifest:full-path="Pictures/20000001000001CD0000012DBE74C9DE.svm" manifest:media-type=""/>
  <manifest:file-entry manifest:full-path="Pictures/20000001000001C5000001245FDD6593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964000000D48B93F87F.svm" manifest:media-type=""/>
  <manifest:file-entry manifest:full-path="Pictures/2000000100000204000000D451D3554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 \times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1}=v_{E2}=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1cm" svg:height="5.079cm" svg:x="3.466cm" svg:y="0.565cm">
          <draw:image xlink:href="Pictures/200000020000018400000143662A3212.eps" xlink:type="simple" xlink:show="embed" xlink:actuate="onLoad">
            <text:p/>
          </draw:image>
        </draw:frame>
        <draw:line draw:style-name="gr2" draw:text-style-name="P1" draw:layer="layout" svg:x1="5.701cm" svg:y1="3.57cm" svg:x2="5.701cm" svg:y2="3.959cm">
          <text:p/>
        </draw:line>
        <draw:connector draw:style-name="gr2" draw:text-style-name="P1" draw:layer="layout" draw:type="curve" draw:line-skew="-0.165cm" svg:x1="5.433cm" svg:y1="5.295cm" svg:x2="6.476cm" svg:y2="4.303cm" draw:start-shape="id1" draw:start-glue-point="1" svg:d="m5433 5295c910 0 389-992 1043-992">
          <text:p/>
        </draw:connector>
        <draw:frame draw:style-name="gr3" draw:text-style-name="P1" draw:layer="layout" svg:width="0.608cm" svg:height="0.253cm" svg:x="2.971cm" svg:y="3.723cm">
          <draw:image xlink:href="Pictures/20000001000001FC000000D48E816588.svm" xlink:type="simple" xlink:show="embed" xlink:actuate="onLoad">
            <text:p/>
          </draw:image>
        </draw:frame>
        <draw:frame draw:style-name="gr4" draw:text-style-name="P1" draw:layer="layout" svg:width="0.456cm" svg:height="0.385cm" svg:x="4.595cm" svg:y="3.252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598cm" svg:height="0.258cm" svg:x="4.227cm" svg:y="1.978cm">
          <draw:image xlink:href="Pictures/20000001000001F3000000D8D17F320E.svm" xlink:type="simple" xlink:show="embed" xlink:actuate="onLoad">
            <text:p/>
          </draw:image>
        </draw:frame>
        <draw:frame draw:style-name="gr6" draw:text-style-name="P1" draw:layer="layout" svg:width="0.542cm" svg:height="0.349cm" svg:x="5.811cm" svg:y="3.457cm">
          <draw:image xlink:href="Pictures/20000001000001C5000001245FDD6593.svm" xlink:type="simple" xlink:show="embed" xlink:actuate="onLoad">
            <text:p/>
          </draw:image>
        </draw:frame>
        <draw:line draw:style-name="gr2" draw:text-style-name="P1" draw:layer="layout" svg:x1="7.399cm" svg:y1="3.57cm" svg:x2="7.399cm" svg:y2="3.959cm">
          <text:p/>
        </draw:line>
        <draw:frame draw:style-name="gr7" draw:text-style-name="P1" draw:layer="layout" svg:width="0.552cm" svg:height="0.349cm" svg:x="6.709cm" svg:y="3.457cm">
          <draw:image xlink:href="Pictures/20000001000001CD00000124D88972FA.svm" xlink:type="simple" xlink:show="embed" xlink:actuate="onLoad">
            <text:p/>
          </draw:image>
        </draw:frame>
        <draw:frame draw:style-name="gr8" draw:text-style-name="P1" draw:layer="layout" svg:width="0.466cm" svg:height="0.385cm" svg:x="8.112cm" svg:y="3.252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608cm" svg:height="0.258cm" svg:x="8.26cm" svg:y="1.978cm">
          <draw:image xlink:href="Pictures/20000001000001FC000000D8B52C1107.svm" xlink:type="simple" xlink:show="embed" xlink:actuate="onLoad">
            <text:p/>
          </draw:image>
        </draw:frame>
        <draw:frame draw:style-name="gr10" draw:text-style-name="P1" draw:layer="layout" svg:width="0.618cm" svg:height="0.253cm" svg:x="9.515cm" svg:y="3.723cm">
          <draw:image xlink:href="Pictures/2000000100000204000000D451D3554C.svm" xlink:type="simple" xlink:show="embed" xlink:actuate="onLoad">
            <text:p/>
          </draw:image>
        </draw:frame>
        <draw:frame draw:style-name="gr11" draw:text-style-name="P1" draw:layer="layout" svg:width="0.917cm" svg:height="0.289cm" svg:x="6.931cm" svg:y="4.623cm">
          <draw:image xlink:href="Pictures/20000001000002FD000000F20A749B54.svm" xlink:type="simple" xlink:show="embed" xlink:actuate="onLoad">
            <text:p/>
          </draw:image>
        </draw:frame>
        <draw:line draw:style-name="gr2" draw:text-style-name="P1" draw:layer="layout" svg:x1="5.724cm" svg:y1="2.124cm" svg:x2="5.724cm" svg:y2="2.513cm">
          <text:p/>
        </draw:line>
        <draw:line draw:style-name="gr2" draw:text-style-name="P1" draw:layer="layout" svg:x1="7.374cm" svg:y1="2.124cm" svg:x2="7.374cm" svg:y2="2.513cm">
          <text:p/>
        </draw:line>
        <draw:frame draw:style-name="gr12" draw:text-style-name="P1" draw:layer="layout" svg:width="0.542cm" svg:height="0.355cm" svg:x="5.807cm" svg:y="1.918cm">
          <draw:image xlink:href="Pictures/20000001000001C5000001297EDC5AA2.svm" xlink:type="simple" xlink:show="embed" xlink:actuate="onLoad">
            <text:p/>
          </draw:image>
        </draw:frame>
        <draw:frame draw:style-name="gr13" draw:text-style-name="P1" draw:layer="layout" svg:width="0.552cm" svg:height="0.355cm" svg:x="6.747cm" svg:y="1.918cm">
          <draw:image xlink:href="Pictures/20000001000001CD00000129C34F72FC.svm" xlink:type="simple" xlink:show="embed" xlink:actuate="onLoad">
            <text:p/>
          </draw:image>
        </draw:frame>
        <draw:frame draw:style-name="gr14" draw:text-style-name="P1" draw:layer="layout" svg:width="0.552cm" svg:height="0.36cm" svg:x="4.646cm" svg:y="1.289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552cm" svg:height="0.36cm" svg:x="7.915cm" svg:y="1.289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739cm" svg:height="0.365cm" svg:x="5.081cm" svg:y="0.292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739cm" svg:height="0.365cm" svg:x="7.322cm" svg:y="0.284cm">
          <draw:image xlink:href="Pictures/20000001000002690000013145689BC3.svm" xlink:type="simple" xlink:show="embed" xlink:actuate="onLoad">
            <text:p/>
          </draw:image>
        </draw:frame>
        <draw:frame draw:style-name="gr16" draw:text-style-name="P1" draw:layer="layout" svg:width="0.745cm" svg:height="0.36cm" svg:x="6.182cm" svg:y="5.642cm">
          <draw:image xlink:href="Pictures/200000010000026E0000012D2A70A9BF.svm" xlink:type="simple" xlink:show="embed" xlink:actuate="onLoad">
            <text:p/>
          </draw:image>
        </draw:frame>
        <draw:frame draw:style-name="gr17" draw:text-style-name="P1" xml:id="id1" draw:id="id1" draw:layer="layout" svg:width="2.884cm" svg:height="0.253cm" svg:x="2.549cm" svg:y="5.169cm">
          <draw:image xlink:href="Pictures/2000000100000964000000D48B93F8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0:59:29</dc:date>
    <dc:creator>kkk </dc:creator>
    <meta:editing-duration>PT17M57S</meta:editing-duration>
    <meta:editing-cycles>4</meta:editing-cycles>
    <meta:generator>LibreOffice/3.3$Linux LibreOffice_project/330m19$Build-401</meta:generator>
    <meta:document-statistic meta:object-count="23"/>
  </office:meta>
</office:document-meta>
</file>